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fo:font-weight="bold" officeooo:rsid="000fbb4c" officeooo:paragraph-rsid="000fbb4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Serif" fo:font-size="10pt" officeooo:rsid="000fbb4c" officeooo:paragraph-rsid="000fbb4c" style:font-size-asian="10pt" style:font-size-complex="10pt"/>
    </style:style>
    <style:style style:name="P3" style:family="paragraph" style:parent-style-name="Standard">
      <style:text-properties style:font-name="Liberation Serif" fo:font-size="10pt" officeooo:rsid="000fbb4c" officeooo:paragraph-rsid="0010fd7c" style:font-size-asian="10pt" style:font-size-complex="10pt"/>
    </style:style>
    <style:style style:name="P4" style:family="paragraph" style:parent-style-name="Standard">
      <style:text-properties style:font-name="Liberation Serif" fo:font-size="10pt" officeooo:rsid="000fbb4c" officeooo:paragraph-rsid="00124dae" style:font-size-asian="10pt" style:font-size-complex="10pt"/>
    </style:style>
    <style:style style:name="P5" style:family="paragraph" style:parent-style-name="Standard">
      <style:text-properties style:font-name="Liberation Serif" fo:font-size="10pt" officeooo:rsid="000fbb4c" officeooo:paragraph-rsid="00136ce8" style:font-size-asian="10pt" style:font-size-complex="10pt"/>
    </style:style>
    <style:style style:name="P6" style:family="paragraph" style:parent-style-name="Standard">
      <style:text-properties style:font-name="Liberation Serif" fo:font-size="10pt" officeooo:paragraph-rsid="000fbb4c" style:font-size-asian="10pt" style:font-size-complex="10pt"/>
    </style:style>
    <style:style style:name="P7" style:family="paragraph" style:parent-style-name="Standard">
      <style:text-properties style:font-name="Liberation Serif" fo:font-size="10pt" style:text-underline-style="solid" style:text-underline-width="auto" style:text-underline-color="font-color" officeooo:rsid="000fbb4c" officeooo:paragraph-rsid="000fbb4c" style:font-size-asian="10pt" style:font-size-complex="10pt"/>
    </style:style>
    <style:style style:name="P8" style:family="paragraph" style:parent-style-name="Standard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iberation Serif" fo:font-size="10pt" fo:font-weight="normal" officeooo:rsid="000fbb4c" officeooo:paragraph-rsid="0010fd7c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12" style:family="paragraph" style:parent-style-name="Standard" style:list-style-name="L3">
      <style:text-properties style:font-name="Liberation Serif" fo:font-size="10pt" fo:font-weight="normal" officeooo:rsid="000fbb4c" officeooo:paragraph-rsid="0010fd7c" style:font-size-asian="10pt" style:font-weight-asian="normal" style:font-size-complex="10pt" style:font-weight-complex="normal"/>
    </style:style>
    <style:style style:name="P13" style:family="paragraph" style:parent-style-name="Standard" style:list-style-name="L4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14" style:family="paragraph" style:parent-style-name="Standard" style:list-style-name="L5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15" style:family="paragraph" style:parent-style-name="Standard" style:list-style-name="L6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16" style:family="paragraph" style:parent-style-name="Standard" style:list-style-name="L7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17" style:family="paragraph" style:parent-style-name="Standard" style:list-style-name="L8">
      <style:text-properties style:font-name="Liberation Serif" fo:font-size="10pt" fo:font-weight="normal" officeooo:rsid="000fbb4c" officeooo:paragraph-rsid="000fbb4c" style:font-size-asian="10pt" style:font-weight-asian="normal" style:font-size-complex="10pt" style:font-weight-complex="normal"/>
    </style:style>
    <style:style style:name="P18" style:family="paragraph" style:parent-style-name="Standard" style:list-style-name="L3">
      <style:text-properties style:font-name="Liberation Serif" fo:font-size="10pt" fo:font-weight="normal" officeooo:rsid="0010fd7c" officeooo:paragraph-rsid="0010fd7c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erif" fo:font-size="10pt" fo:font-style="italic" officeooo:rsid="000fbb4c" officeooo:paragraph-rsid="000fbb4c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Liberation Serif" fo:font-size="10pt" fo:font-style="italic" officeooo:rsid="000fbb4c" officeooo:paragraph-rsid="00136ce8" style:font-size-asian="10pt" style:font-style-asian="italic" style:font-size-complex="10pt" style:font-style-complex="italic"/>
    </style:style>
    <style:style style:name="P21" style:family="paragraph" style:parent-style-name="Standard">
      <style:text-properties style:font-name="Liberation Serif" fo:font-size="10pt" fo:font-style="italic" officeooo:rsid="0010fd7c" officeooo:paragraph-rsid="0010fd7c" style:font-size-asian="10pt" style:font-style-asian="italic" style:font-size-complex="10pt" style:font-style-complex="italic"/>
    </style:style>
    <style:style style:name="P22" style:family="paragraph" style:parent-style-name="Standard">
      <style:text-properties style:font-name="Liberation Serif" fo:font-size="10pt" fo:font-style="normal" officeooo:rsid="000fbb4c" officeooo:paragraph-rsid="000fbb4c" style:font-size-asian="10pt" style:font-style-asian="normal" style:font-size-complex="10pt" style:font-style-complex="normal"/>
    </style:style>
    <style:style style:name="P23" style:family="paragraph" style:parent-style-name="Standard">
      <style:text-properties style:font-name="Liberation Serif" fo:font-size="10pt" fo:font-style="normal" officeooo:rsid="000fbb4c" officeooo:paragraph-rsid="00136ce8" style:font-size-asian="10pt" style:font-style-asian="normal" style:font-size-complex="10pt" style:font-style-complex="normal"/>
    </style:style>
    <style:style style:name="P24" style:family="paragraph" style:parent-style-name="Standard">
      <style:text-properties style:font-name="Liberation Serif" fo:font-size="10pt" fo:font-style="normal" fo:font-weight="normal" officeooo:rsid="000fbb4c" officeooo:paragraph-rsid="000fbb4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Linux Libertine G" fo:font-size="12pt" style:text-underline-style="solid" style:text-underline-width="auto" style:text-underline-color="font-color" fo:font-weight="bold" officeooo:rsid="000fbb4c" officeooo:paragraph-rsid="000fbb4c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nux Libertine G" fo:font-size="12pt" style:text-underline-style="solid" style:text-underline-width="auto" style:text-underline-color="font-color" fo:font-weight="bold" officeooo:rsid="000fbb4c" officeooo:paragraph-rsid="0011c41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nux Libertine G" fo:font-size="14pt" style:text-underline-style="solid" style:text-underline-width="auto" style:text-underline-color="font-color" fo:font-weight="bold" officeooo:rsid="000fbb4c" officeooo:paragraph-rsid="000fbb4c" style:font-size-asian="14pt" style:font-weight-asian="bold" style:font-size-complex="14pt" style:font-weight-complex="bold"/>
    </style:style>
    <style:style style:name="T1" style:family="text">
      <style:text-properties officeooo:rsid="000fbb4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fd7c" style:font-weight-asian="bold" style:font-weight-complex="bold"/>
    </style:style>
    <style:style style:name="T6" style:family="text">
      <style:text-properties fo:font-weight="bold" officeooo:rsid="0014b0c8" style:font-weight-asian="bold" style:font-weight-complex="bold"/>
    </style:style>
    <style:style style:name="T7" style:family="text">
      <style:text-properties style:font-name="MS Shell Dlg 2" fo:font-size="8.5pt" style:font-size-asian="8.5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b0c8" style:font-weight-asian="normal" style:font-weight-complex="normal"/>
    </style:style>
    <style:style style:name="T11" style:family="text">
      <style:text-properties officeooo:rsid="0010fd7c"/>
    </style:style>
    <style:style style:name="T12" style:family="text">
      <style:text-properties officeooo:rsid="0011c417"/>
    </style:style>
    <style:style style:name="T13" style:family="text">
      <style:text-properties officeooo:rsid="00124dae"/>
    </style:style>
    <style:style style:name="T14" style:family="text">
      <style:text-properties officeooo:rsid="00131556"/>
    </style:style>
    <style:style style:name="T15" style:family="text">
      <style:text-properties officeooo:rsid="00136ce8"/>
    </style:style>
    <style:style style:name="T16" style:family="text">
      <style:text-properties officeooo:rsid="0014b0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7"><text:span text:style-name="T14">Naval</text:span> Shipyard</text:p>
      <text:p text:style-name="P2"/>
      <text:p text:style-name="P25">Village Phase</text:p>
      <text:p text:style-name="P2"/>
      <text:p text:style-name="P2">Units: </text:p>
      <text:p text:style-name="P2"><text:span text:style-name="T4"/></text:p>
      <text:p text:style-name="P2"><text:span text:style-name="T4">Scout Ship</text:span></text:p>
      <text:list text:style-name="L1">
        <text:list-item>
          <text:p text:style-name="P10">Cost: 100 food, 100 wood, 20 seconds, 2 pop</text:p>
        </text:list-item>
        <text:list-item>
          <text:p text:style-name="P10">Health: 200</text:p>
        </text:list-item>
        <text:list-item>
          <text:p text:style-name="P10">Attack: 20 pierce/2 seconds</text:p>
        </text:list-item>
        <text:list-item>
          <text:p text:style-name="P10">Attack Range: 50 meters</text:p>
        </text:list-item>
        <text:list-item>
          <text:p text:style-name="P10">Vision Range: 80 meters</text:p>
        </text:list-item>
        <text:list-item>
          <text:p text:style-name="P10">Armor Hack: 5</text:p>
        </text:list-item>
        <text:list-item>
          <text:p text:style-name="P10">Armor Pierce: 2</text:p>
        </text:list-item>
        <text:list-item>
          <text:p text:style-name="P10">Armor Crush: 5</text:p>
        </text:list-item>
        <text:list-item>
          <text:p text:style-name="P10">Garrison: 10</text:p>
        </text:list-item>
      </text:list>
      <text:p text:style-name="P2"/>
      <text:p text:style-name="P2">Techs:</text:p>
      <text:p text:style-name="P2"/>
      <text:p text:style-name="P21">Lookouts</text:p>
      <text:p text:style-name="P4"><text:tab/>Cost: 50 food, 50 glory, <text:span text:style-name="T13">30 seconds</text:span></text:p>
      <text:p text:style-name="P2"><text:tab/>Effects: Scout Ships +33% vision range; all other Ships +10% vision range. Unlocks “Exploration” for the Carthaginians <text:span text:style-name="T16">and Han Chinese</text:span>.</text:p>
      <text:p text:style-name="P2"><text:tab/>Civ<text:span text:style-name="T12">s</text:span>: All with Scout Ships</text:p>
      <text:p text:style-name="P2"/>
      <text:p text:style-name="P19">Exploration</text:p>
      <text:p text:style-name="P4"><text:tab/>Cost: 100 wood, 100 glory, <text:span text:style-name="T13">30 seconds</text:span></text:p>
      <text:p text:style-name="P2"><text:tab/>Effects: All Land Traders and Ships +20% vision range and +10% speed.</text:p>
      <text:p text:style-name="P2"><text:tab/>Civ<text:span text:style-name="T12">s</text:span>: <text:span text:style-name="T4">Carthaginians </text:span><text:span text:style-name="T10">and</text:span><text:span text:style-name="T6"> Han Chinese</text:span></text:p>
      <text:p text:style-name="P2"/>
      <text:p text:style-name="P2"/>
      <text:p text:style-name="P26"><text:span text:style-name="T12">Town</text:span> Phase</text:p>
      <text:p text:style-name="P2"/>
      <text:p text:style-name="P2">Units: </text:p>
      <text:p text:style-name="P2"><text:span text:style-name="T4"/></text:p>
      <text:p text:style-name="P2"><text:span text:style-name="T4">Arrow Ship</text:span></text:p>
      <text:list text:style-name="L2">
        <text:list-item>
          <text:p text:style-name="P11">Cost: 200 food, 200 wood, 25 seconds, 3 pop</text:p>
        </text:list-item>
        <text:list-item>
          <text:p text:style-name="P11">Health: 400</text:p>
        </text:list-item>
        <text:list-item>
          <text:p text:style-name="P11">Attack: 20 pierce/1 seconds</text:p>
        </text:list-item>
        <text:list-item>
          <text:p text:style-name="P11">Attack Range: 60 meters</text:p>
        </text:list-item>
        <text:list-item>
          <text:p text:style-name="P11">Vision Range: 70 meters</text:p>
        </text:list-item>
        <text:list-item>
          <text:p text:style-name="P11">Armor Hack: 8</text:p>
        </text:list-item>
        <text:list-item>
          <text:p text:style-name="P11">Armor Pierce: 5</text:p>
        </text:list-item>
        <text:list-item>
          <text:p text:style-name="P11">Armor Crush: 1</text:p>
        </text:list-item>
        <text:list-item>
          <text:p text:style-name="P11">Garrison: 30</text:p>
        </text:list-item>
      </text:list>
      <text:p text:style-name="P3"><text:span text:style-name="T4"/></text:p>
      <text:p text:style-name="P3"><text:span text:style-name="T5">Fire</text:span><text:span text:style-name="T4"> Ship</text:span></text:p>
      <text:list text:style-name="L3">
        <text:list-item>
          <text:p text:style-name="P12">Cost: <text:span text:style-name="T11">250</text:span> wood, <text:span text:style-name="T11">30</text:span> seconds, <text:span text:style-name="T11">1</text:span> pop</text:p>
        </text:list-item>
        <text:list-item>
          <text:p text:style-name="P12">Health: <text:span text:style-name="T11">500, -5 health/second when ignited</text:span></text:p>
        </text:list-item>
        <text:list-item>
          <text:p text:style-name="P12">Attack: <text:span text:style-name="T11">25</text:span> <text:span text:style-name="T11">fire</text:span>/1 second <text:span text:style-name="T11">when ignited</text:span></text:p>
        </text:list-item>
        <text:list-item>
          <text:p text:style-name="P12">Attack Range: <text:span text:style-name="T11">10</text:span> meters <text:span text:style-name="T11">(melee)</text:span></text:p>
        </text:list-item>
        <text:list-item>
          <text:p text:style-name="P18">Death Damage: 500 fire/20 meters</text:p>
        </text:list-item>
        <text:list-item>
          <text:p text:style-name="P12">Vision Range: <text:span text:style-name="T11">50</text:span> meters</text:p>
        </text:list-item>
        <text:list-item>
          <text:p text:style-name="P12">Armor Hack: <text:span text:style-name="T11">5</text:span></text:p>
        </text:list-item>
        <text:list-item>
          <text:p text:style-name="P12">Armor Pierce: <text:span text:style-name="T11">8</text:span></text:p>
        </text:list-item>
        <text:list-item>
          <text:p text:style-name="P12">Armor Crush: <text:span text:style-name="T11">2</text:span></text:p>
        </text:list-item>
        <text:list-item>
          <text:p text:style-name="P12">Garrison: <text:span text:style-name="T11">0</text:span></text:p>
        </text:list-item>
      </text:list>
      <text:p text:style-name="P9"><text:soft-page-break/></text:p>
      <text:p text:style-name="P2">Techs:</text:p>
      <text:p text:style-name="P2"/>
      <text:p text:style-name="P19">Shipwrights</text:p>
      <text:p text:style-name="P4"><text:tab/>Cost: 200 food, 200 glory, <text:span text:style-name="T13">40 seconds</text:span></text:p>
      <text:p text:style-name="P2"><text:tab/>Effects: Shipyards work 20% faster (Warships −20% build time; Technologies −20% research time).</text:p>
      <text:p text:style-name="P2"><text:tab/>Civ<text:span text:style-name="T12">s</text:span>: All with a Shipyard</text:p>
      <text:p text:style-name="P2"/>
      <text:p text:style-name="P19">Flute Players</text:p>
      <text:p text:style-name="P4"><text:tab/>Cost: 200 food, 200 coin, <text:span text:style-name="T13">40 seconds</text:span></text:p>
      <text:p text:style-name="P2"><text:tab/>Effects: Warships +10% speed. Unlocks “Flanking Maneuvers.”</text:p>
      <text:p text:style-name="P2"><text:tab/>Civ<text:span text:style-name="T12">s</text:span>: All</text:p>
      <text:p text:style-name="P2"/>
      <text:p text:style-name="P19">Naval Oxybeles</text:p>
      <text:p text:style-name="P4"><text:tab/>Cost: 200 wood, 200 glory, <text:span text:style-name="T13">40 seconds</text:span></text:p>
      <text:p text:style-name="P2"><text:tab/>Effects: Arrow Ships +10 crush damage and +10% range.</text:p>
      <text:p text:style-name="P2"><text:tab/>Civ<text:span text:style-name="T12">s</text:span>: All with Arrow Ships</text:p>
      <text:p text:style-name="P2"/>
      <text:p text:style-name="P19">Burning Pitch</text:p>
      <text:p text:style-name="P4"><text:tab/>Cost: 300 wood, 100 glory, <text:span text:style-name="T13">40 seconds</text:span></text:p>
      <text:p text:style-name="P2"><text:tab/>Effects: Fire Ships +20% health and +20% attack damage.</text:p>
      <text:p text:style-name="P2"><text:tab/>Civ<text:span text:style-name="T12">s</text:span>: All with Fire Ships</text:p>
      <text:p text:style-name="P2"/>
      <text:p text:style-name="P26"><text:span text:style-name="T12">City</text:span> Phase</text:p>
      <text:p text:style-name="P2"/>
      <text:p text:style-name="P2">Units:</text:p>
      <text:p text:style-name="P2"><text:span text:style-name="T4"/></text:p>
      <text:p text:style-name="P2"><text:span text:style-name="T4">Siege Ship</text:span></text:p>
      <text:list text:style-name="L6">
        <text:list-item>
          <text:p text:style-name="P15">Cost: 300 food, 300 wood, 30 seconds, 4 pop</text:p>
        </text:list-item>
        <text:list-item>
          <text:p text:style-name="P15">Health: 600</text:p>
        </text:list-item>
        <text:list-item>
          <text:p text:style-name="P15">Attack: 100 crush/4 seconds</text:p>
        </text:list-item>
        <text:list-item>
          <text:p text:style-name="P15">Bonus: 2x vs. Buildings</text:p>
        </text:list-item>
        <text:list-item>
          <text:p text:style-name="P15">Attack Range: 80 meters</text:p>
        </text:list-item>
        <text:list-item>
          <text:p text:style-name="P15">Vision Range: 90 meters</text:p>
        </text:list-item>
        <text:list-item>
          <text:p text:style-name="P15">Armor Hack: 1</text:p>
        </text:list-item>
        <text:list-item>
          <text:p text:style-name="P15">Armor Pierce: 8</text:p>
        </text:list-item>
        <text:list-item>
          <text:p text:style-name="P15">Armor Crush: 5</text:p>
        </text:list-item>
        <text:list-item>
          <text:p text:style-name="P15">Garrison: 50</text:p>
        </text:list-item>
      </text:list>
      <text:p text:style-name="P8"><text:span text:style-name="T4"/></text:p>
      <text:p text:style-name="P2"><text:span text:style-name="T4">Ramming Ship</text:span></text:p>
      <text:list text:style-name="L5">
        <text:list-item>
          <text:p text:style-name="P14">Cost: 200 food, 200 wood, 25 seconds, 3 pop</text:p>
        </text:list-item>
        <text:list-item>
          <text:p text:style-name="P14">Health: 400</text:p>
        </text:list-item>
        <text:list-item>
          <text:p text:style-name="P14">Attack: 200 hack/8 seconds</text:p>
        </text:list-item>
        <text:list-item>
          <text:p text:style-name="P14">Bonus: 2x vs. Siege Ships</text:p>
        </text:list-item>
        <text:list-item>
          <text:p text:style-name="P14">Attack Range: 15 meters (melee)</text:p>
        </text:list-item>
        <text:list-item>
          <text:p text:style-name="P14">Vision Range: 60 meters</text:p>
        </text:list-item>
        <text:list-item>
          <text:p text:style-name="P14">Armor Hack: 5</text:p>
        </text:list-item>
        <text:list-item>
          <text:p text:style-name="P14">Armor Pierce: 1</text:p>
        </text:list-item>
        <text:list-item>
          <text:p text:style-name="P14">Armor Crush: 8</text:p>
        </text:list-item>
        <text:list-item>
          <text:p text:style-name="P14">Garrison: 30</text:p>
        </text:list-item>
      </text:list>
      <text:p text:style-name="P8"/>
      <text:p text:style-name="P2"><text:span text:style-name="T4">Corvus Trireme</text:span> (<text:span text:style-name="T2">Capturing</text:span> Ship; Republican Romans)</text:p>
      <text:list text:style-name="L4">
        <text:list-item>
          <text:p text:style-name="P13">Cost: 100 food, 300 wood, 25 seconds, 3 pop</text:p>
        </text:list-item>
        <text:list-item>
          <text:p text:style-name="P13">Health: 400</text:p>
        </text:list-item>
        <text:list-item>
          <text:p text:style-name="P13">Capture Attack: 20 points/5 seconds</text:p>
        </text:list-item>
        <text:list-item>
          <text:p text:style-name="P13">Attack Range: 15 meters</text:p>
        </text:list-item>
        <text:list-item>
          <text:p text:style-name="P13">Vision Range: 60 meters</text:p>
        </text:list-item>
        <text:list-item>
          <text:p text:style-name="P13">Armor Hack: 4</text:p>
        </text:list-item>
        <text:list-item>
          <text:p text:style-name="P13"><text:soft-page-break/>Armor Pierce: 2</text:p>
        </text:list-item>
        <text:list-item>
          <text:p text:style-name="P13">Armor Crush: 8</text:p>
        </text:list-item>
        <text:list-item>
          <text:p text:style-name="P13">Garrison: 30</text:p>
        </text:list-item>
        <text:list-item>
          <text:p text:style-name="P13">Garrison Effect: +1 capture/soldier</text:p>
        </text:list-item>
      </text:list>
      <text:p text:style-name="P2"/>
      <text:p text:style-name="P2"/>
      <text:p text:style-name="P2">Techs: </text:p>
      <text:p text:style-name="P2"/>
      <text:p text:style-name="P19">Flanking Maneuvers (“Periplous”)</text:p>
      <text:p text:style-name="P2"><text:tab/>Cost: 300 wood, 200 coin, <text:span text:style-name="T13">40 seconds</text:span></text:p>
      <text:p text:style-name="P2"><text:tab/>Effects: Ramming Ships +25% speed and acceleration</text:p>
      <text:p text:style-name="P2"><text:tab/>Civs: All with Ramming Ships</text:p>
      <text:p text:style-name="P2"/>
      <text:p text:style-name="P19">Naval Ballista<text:span text:style-name="T12">e</text:span></text:p>
      <text:p text:style-name="P4"><text:tab/>Cost: 450 wood, 300 glory, <text:span text:style-name="T13">40 seconds</text:span></text:p>
      <text:p text:style-name="P2"><text:tab/>Effects: Siege Ships +20% attack range</text:p>
      <text:p text:style-name="P2"><text:tab/>Civ<text:span text:style-name="T12">s</text:span>: All with Siege Ships</text:p>
      <text:p text:style-name="P2"/>
      <text:p text:style-name="P19">Ship Cladding</text:p>
      <text:p text:style-name="P4"><text:tab/>Cost: 450 wood, 300 glory, <text:span text:style-name="T13">40 seconds</text:span></text:p>
      <text:p text:style-name="P2"><text:tab/>Effects: Warships +1 hack, pierce, and crush armor.</text:p>
      <text:p text:style-name="P2"><text:tab/>Civ<text:span text:style-name="T12">s</text:span>: All</text:p>
      <text:p text:style-name="P2"/>
      <text:p text:style-name="P22"><text:span text:style-name="T2">Special: Persian Patronage</text:span></text:p>
      <text:p text:style-name="P4"><text:tab/>Cost: 400 coin, 400 glory, <text:span text:style-name="T13">40 seconds</text:span></text:p>
      <text:p text:style-name="P2"><text:tab/>Effects: Warships −50% build time.</text:p>
      <text:p text:style-name="P22"><text:tab/>Civs: <text:span text:style-name="T4">Spartans </text:span><text:span text:style-name="T9">after</text:span><text:span text:style-name="T4"> </text:span><text:span text:style-name="T9">choosing the hero </text:span><text:span text:style-name="T3">Lysander</text:span></text:p>
      <text:p text:style-name="P2"/>
      <text:p text:style-name="P2"/>
      <text:p text:style-name="P26"><text:span text:style-name="T12">Empire</text:span> Phase</text:p>
      <text:p text:style-name="P7"/>
      <text:p text:style-name="P2">Units: </text:p>
      <text:p text:style-name="P2"><text:span text:style-name="T4"/></text:p>
      <text:p text:style-name="P2"><text:span text:style-name="T4">Siege Ship</text:span> (Macedonians)</text:p>
      <text:list text:style-name="L8">
        <text:list-item>
          <text:p text:style-name="P17">Cost: 300 food, 300 wood, 30 seconds, 4 pop</text:p>
        </text:list-item>
        <text:list-item>
          <text:p text:style-name="P17">Health: 660</text:p>
        </text:list-item>
        <text:list-item>
          <text:p text:style-name="P17">Attack: 100 crush/4 seconds</text:p>
        </text:list-item>
        <text:list-item>
          <text:p text:style-name="P17">Bonus: 2x vs. Buildings</text:p>
        </text:list-item>
        <text:list-item>
          <text:p text:style-name="P17">Attack Range: 80 meters</text:p>
        </text:list-item>
        <text:list-item>
          <text:p text:style-name="P17">Vision Range: 90 meters</text:p>
        </text:list-item>
        <text:list-item>
          <text:p text:style-name="P17">Armor Hack: 1</text:p>
        </text:list-item>
        <text:list-item>
          <text:p text:style-name="P17">Armor Pierce: 8</text:p>
        </text:list-item>
        <text:list-item>
          <text:p text:style-name="P17">Armor Crush: 5</text:p>
        </text:list-item>
        <text:list-item>
          <text:p text:style-name="P17">Garrison: 50</text:p>
        </text:list-item>
      </text:list>
      <text:p text:style-name="P2"/>
      <text:p text:style-name="P2"><text:span text:style-name="T4">Corvus Quinquereme</text:span> (Heavy <text:span text:style-name="T2">Capturing</text:span> Ship; Republican Romans)</text:p>
      <text:list text:style-name="L7">
        <text:list-item>
          <text:p text:style-name="P16">Cost: 200 food, 400 wood, 30 seconds, 4 pop</text:p>
        </text:list-item>
        <text:list-item>
          <text:p text:style-name="P16">Health: 600</text:p>
        </text:list-item>
        <text:list-item>
          <text:p text:style-name="P16">Capture Attack: 25 points/5 seconds</text:p>
        </text:list-item>
        <text:list-item>
          <text:p text:style-name="P16">Bonus: 2x vs. Siege Ships</text:p>
        </text:list-item>
        <text:list-item>
          <text:p text:style-name="P16">Attack Range: 15 meters</text:p>
        </text:list-item>
        <text:list-item>
          <text:p text:style-name="P16">Vision Range: 60 meters</text:p>
        </text:list-item>
        <text:list-item>
          <text:p text:style-name="P16">Armor Hack: 1</text:p>
        </text:list-item>
        <text:list-item>
          <text:p text:style-name="P16">Armor Pierce: 8</text:p>
        </text:list-item>
        <text:list-item>
          <text:p text:style-name="P16">Armor Crush: 5</text:p>
        </text:list-item>
        <text:list-item>
          <text:p text:style-name="P16">Garrison: 50</text:p>
        </text:list-item>
        <text:list-item>
          <text:p text:style-name="P16">Garrison Effect: +1 capture/soldier</text:p>
        </text:list-item>
      </text:list>
      <text:p text:style-name="P2"/>
      <text:p text:style-name="P2"><text:soft-page-break/>Techs: </text:p>
      <text:p text:style-name="P2"/>
      <text:p text:style-name="P19">Flaming Munitions</text:p>
      <text:p text:style-name="P4"><text:tab/>Cost: 800 wood, 400 glory, <text:span text:style-name="T13">40 seconds</text:span></text:p>
      <text:p text:style-name="P2"><text:tab/>Effects: All Ranged Ships +25% attack damage</text:p>
      <text:p text:style-name="P2"><text:tab/>Civs: All with ranged ships</text:p>
      <text:p text:style-name="P2"/>
      <text:p text:style-name="P19">Bronze Rams (“Chalkemboloi”)</text:p>
      <text:p text:style-name="P4"><text:tab/>Cost: 400 metal, 400 glory, <text:span text:style-name="T13">40 seconds</text:span></text:p>
      <text:p text:style-name="P2"><text:tab/>Effects: Ramming Ships +50% attack damage</text:p>
      <text:p text:style-name="P2"><text:tab/>Civs: All with Ramming Ships</text:p>
      <text:p text:style-name="P2"/>
      <text:p text:style-name="P19">Undergirding Cables (“Hypozomata”)</text:p>
      <text:p text:style-name="P4"><text:tab/>Cost: 500 metal, 300 glory, <text:span text:style-name="T13">40 seconds</text:span></text:p>
      <text:p text:style-name="P2"><text:tab/>Effects: Arrow Ships and Ramming Ships +33% health</text:p>
      <text:p text:style-name="P22"><text:tab/>Civs: All with Ramming Ship <text:span text:style-name="T12">and Arrow Ships, but no Siege Ships</text:span>.</text:p>
      <text:p text:style-name="P22"/>
      <text:p text:style-name="P20"><text:span text:style-name="T15">Marines</text:span> (“Epibatai”/“<text:span text:style-name="T15">Classiarii</text:span>”)</text:p>
      <text:p text:style-name="P5"><text:tab/>Cost: <text:span text:style-name="T15">400</text:span> <text:span text:style-name="T15">food</text:span>, 300 glory, <text:span text:style-name="T15">30</text:span><text:span text:style-name="T13"> seconds</text:span></text:p>
      <text:p text:style-name="P5"><text:tab/>Effects: <text:span text:style-name="T15">All Warships (except Corvus Ships) +40% capture resistance.</text:span></text:p>
      <text:p text:style-name="P23"><text:tab/>Civs: <text:span text:style-name="T15">All except Republican Romans</text:span></text:p>
      <text:p text:style-name="P2"/>
      <text:p text:style-name="P19">Special: Zea Ship Sheds (“Neosoikoi”)</text:p>
      <text:p text:style-name="P4"><text:tab/>Cost: 400 wood, 400 glory, <text:span text:style-name="T13">40 seconds</text:span></text:p>
      <text:p text:style-name="P6"><text:span text:style-name="T1"><text:tab/>Effects: Warships −33% build time</text:span></text:p>
      <text:p text:style-name="P22"><text:tab/>Civs: <text:span text:style-name="T4">Athenians</text:span></text:p>
      <text:p text:style-name="P22">vs.</text:p>
      <text:p text:style-name="P22"/>
      <text:p text:style-name="P19">Special: Arsenal of Philon</text:p>
      <text:p text:style-name="P4"><text:tab/>Cost: 400 stone, 300 glory, <text:span text:style-name="T13">40 seconds</text:span></text:p>
      <text:p text:style-name="P2"><text:tab/>Effects: Warships +1 health/second self-repair rate</text:p>
      <text:p text:style-name="P22"><text:tab/>Civs: <text:span text:style-name="T4">Athenians</text:span></text:p>
      <text:p text:style-name="P22"/>
      <text:p text:style-name="P19">Special: Naval Arms Race</text:p>
      <text:p text:style-name="P4"><text:tab/>Cost: 400 wood, 400 glory, <text:span text:style-name="T13">40 seconds</text:span></text:p>
      <text:p text:style-name="P2"><text:tab/>Effects: Unlock the “<text:span text:style-name="T8">Corvus Quinquereme”</text:span> for the Republican Romans.</text:p>
      <text:p text:style-name="P22"><text:tab/>Civs: <text:span text:style-name="T4">Republican</text:span> <text:span text:style-name="T4">Romans</text:span></text:p>
      <text:p text:style-name="P22"><text:line-break/><text:span text:style-name="T2">Special: Naval Arms Race</text:span></text:p>
      <text:p text:style-name="P4"><text:tab/>Cost: 400 wood, 400 glory, <text:span text:style-name="T13">40 seconds</text:span></text:p>
      <text:p text:style-name="P2"><text:tab/>Effects: Unlock the “Hexērēs” Siege Ship for the Macedonians.</text:p>
      <text:p text:style-name="P22"><text:tab/>Civs: <text:span text:style-name="T4">Macedonians</text:span></text:p>
      <text:p text:style-name="P22"><text:line-break/><text:span text:style-name="T2">Special: Juggernaut (“Tessarakonterēs”)</text:span></text:p>
      <text:p text:style-name="P4"><text:tab/>Cost: 600 wood, 400 metal, <text:span text:style-name="T13">40 seconds</text:span></text:p>
      <text:p text:style-name="P4"><text:tab/>Effects: Siege Ship +50% health, −25% <text:span text:style-name="T13">firing time</text:span>, but −25% speed, turning rate, and acceleration.</text:p>
      <text:p text:style-name="P22"><text:tab/>Civs: <text:span text:style-name="T4">Ptolemies </text:span><text:span text:style-name="T9">after</text:span><text:span text:style-name="T4"> </text:span><text:span text:style-name="T9">choosing the hero </text:span><text:span text:style-name="T3">Ptolemy IV</text:span></text:p>
      <text:p text:style-name="P22"><text:span text:style-name="T4"/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9T23:07:40.231000000</meta:creation-date>
    <dc:date>2023-12-10T02:06:51.920000000</dc:date>
    <meta:editing-duration>PT2H59M11S</meta:editing-duration>
    <meta:editing-cycles>7</meta:editing-cycles>
    <meta:generator>LibreOffice/7.6.1.2$Windows_X86_64 LibreOffice_project/f5defcebd022c5bc36bbb79be232cb6926d8f674</meta:generator>
    <meta:document-statistic meta:table-count="0" meta:image-count="0" meta:object-count="0" meta:page-count="4" meta:paragraph-count="177" meta:word-count="877" meta:character-count="4946" meta:non-whitespace-character-count="4261"/>
  </office:meta>
</office:document-meta>
</file>